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in solid #FFFFFF" fo:padding="0.4305in" style:shadow="#000000 0in 0in" fo:text-align="center" fo:text-indent="0in" style:page-number="1"/>
    </style:style>
    <style:style style:name="P4" style:parent-style-name="Normal" style:family="paragraph">
      <style:paragraph-properties fo:border="0in solid #FFFFFF" fo:padding="0.4305in" style:shadow="#000000 0in 0in" fo:text-indent="0in"/>
    </style:style>
    <style:style style:name="T5" style:parent-style-name="DefaultParagraphFont" style:family="text">
      <style:text-properties fo:font-style="italic" style:font-style-asian="italic" style:font-style-complex="italic"/>
    </style:style>
    <style:style style:name="P6" style:parent-style-name="Normal" style:family="paragraph">
      <style:paragraph-properties fo:widows="0" fo:orphans="0" fo:border="0in solid #FFFFFF" fo:padding="0.4305in" style:shadow="#000000 0in 0in" fo:line-height="115%"/>
    </style:style>
    <style:style style:name="P7" style:parent-style-name="Normal" style:family="paragraph">
      <style:paragraph-properties fo:widows="0" fo:orphans="0" fo:border="0in solid #FFFFFF" fo:padding="0.4305in" style:shadow="#000000 0in 0in" fo:line-height="115%" fo:margin-left="0.75in">
        <style:tab-stops/>
      </style:paragraph-properties>
    </style:style>
    <style:style style:name="P8" style:parent-style-name="Normal" style:family="paragraph">
      <style:paragraph-properties fo:widows="0" fo:orphans="0" fo:border="0in solid #FFFFFF" fo:padding="0.4305in" style:shadow="#000000 0in 0in" fo:line-height="115%" fo:margin-left="0.75in">
        <style:tab-stops/>
      </style:paragraph-properties>
    </style:style>
    <style:style style:name="P9" style:parent-style-name="Normal" style:family="paragraph">
      <style:paragraph-properties fo:break-before="page" fo:border="0in solid #FFFFFF" fo:padding="0.4305in" style:shadow="#000000 0in 0in" fo:text-indent="0in"/>
    </style:style>
    <style:style style:name="P10" style:parent-style-name="Normal" style:family="paragraph">
      <style:paragraph-properties fo:border="0in solid #FFFFFF" fo:padding="0.4305in" style:shadow="#000000 0in 0in" fo:text-indent="0in"/>
    </style:style>
    <style:style style:name="P11" style:parent-style-name="Normal" style:family="paragraph">
      <style:paragraph-properties fo:border="0in solid #FFFFFF" fo:padding="0.4305in" style:shadow="#000000 0in 0in" fo:text-indent="0in"/>
    </style:style>
    <style:style style:name="P12" style:parent-style-name="Normal" style:family="paragraph">
      <style:paragraph-properties fo:border="0in solid #FFFFFF" fo:padding="0.4305in" style:shadow="#000000 0in 0in" fo:text-indent="0in"/>
    </style:style>
    <style:style style:name="P13" style:parent-style-name="Normal" style:family="paragraph">
      <style:paragraph-properties fo:border="0in solid #FFFFFF" fo:padding="0.4305in" style:shadow="#000000 0in 0in" fo:text-indent="0in"/>
    </style:style>
    <style:style style:name="P14" style:parent-style-name="Title" style:family="paragraph">
      <style:paragraph-properties fo:border="0in solid #FFFFFF" fo:padding="0.4305in" style:shadow="#000000 0in 0in"/>
    </style:style>
    <style:style style:name="P15" style:parent-style-name="Normal" style:family="paragraph">
      <style:paragraph-properties fo:border="0in solid #FFFFFF" fo:padding="0.4305in" style:shadow="#000000 0in 0in"/>
    </style:style>
    <style:style style:name="P16" style:parent-style-name="Normal" style:family="paragraph">
      <style:paragraph-properties fo:border="0in solid #FFFFFF" fo:padding="0.4305in" style:shadow="#000000 0in 0in"/>
    </style:style>
    <style:style style:name="P17" style:parent-style-name="Normal" style:family="paragraph">
      <style:paragraph-properties fo:border="0in solid #FFFFFF" fo:padding="0.4305in" style:shadow="#000000 0in 0in"/>
    </style:style>
    <style:style style:name="P18" style:parent-style-name="Normal" style:family="paragraph">
      <style:paragraph-properties fo:widows="0" fo:orphans="0" fo:break-before="page" fo:border="0in solid #FFFFFF" fo:padding="0.4305in" style:shadow="#000000 0in 0in" fo:text-align="center" fo:text-indent="0in"/>
    </style:style>
  </office:automatic-styles>
  <office:body>
    <office:text text:use-soft-page-breaks="true">
      <text:p text:style-name="P1">The Importance of History</text:p>
      <text:p text:style-name="P4"><text:span text:style-name="T5">Thesis:</text:span><text:s/>Studying and remembering our history is important for the betterment of our world as a<text:s/>whole.</text:p>
      <text:list text:style-name="LFO1" text:continue-numbering="true">
        <text:list-item>
          <text:p text:style-name="P6">History in our daily lives</text:p>
          <text:list text:continue-numbering="true">
            <text:list-item>
              <text:p text:style-name="P7">Definition of history</text:p>
            </text:list-item>
            <text:list-item>
              <text:p text:style-name="P8"/>
            </text:list-item>
          </text:list>
        </text:list-item>
      </text:list>
      <text:p text:style-name="P9"/>
      <text:p text:style-name="P10">Yoela Olson</text:p>
      <text:p text:style-name="P11">Mrs. Daily Olson<text:s/></text:p>
      <text:p text:style-name="P12">Applications of Grammar Book 4</text:p>
      <text:p text:style-name="P13">07 February 2021</text:p>
      <text:p text:style-name="P14"><text:bookmark-start text:name="_bllyran0q013"/><text:bookmark-end text:name="_bllyran0q013"/>The Importance of History</text:p>
      <text:p text:style-name="P15">All of us know someone who considers history to be boring and a waste of time. Students groan and complain when they have to study “boring” people and recall a bunch of numbers for a test, college students scoff at history majors, and the average adult has trouble remembering important holidays and the stories behind them. Even our politicians consider history pointless and try to erase parts of it. History is being ignored and forgotten more and more every year,<text:s/>and that is absolutely inexcusable. Why? Because history—our past—has many valuable lessons that we need to learn before we repeat the same errors of our forefathers (and get more drastic results). History contains all the stories of cultures that disappeared forever or evolved into something greater. Our history, from the earliest account to today, is filled<text:s/>of stories that inspire and give hope to millions. History is very important and should never be forgotten.<text:s/><office:annotation office:name="0" xml:id="203172298"><dc:creator>Olson, Yoela</dc:creator><dc:date>2021-02-22T14:28:00</dc:date><meta:creator-initials>OY</meta:creator-initials><text:p text:style-name="Normal">I feel like this quote would be better based on what I'm trying to say...</text:p><text:p text:style-name="Normal"/><text:p text:style-name="Normal">George Santayana said, “Those who cannot remember the past are condemned to repeat it.”<text:s/></text:p></office:annotation>As Winston<text:s/>Churchill<text:s/>wrote, “Those that fail to learn from history are doomed to<text:s/>repeat<text:s/>it.”<office:annotation-end office:name="0"/></text:p>
      <text:p text:style-name="P16">Before<text:s/>we look at history’s importance in detail let’s first define the term. History as a whole is the<text:s/>chronological<text:s/>record of our existence.<text:s/>There<text:s/>are many different branches of history—a country’s history, world history, family history, town history, etc.—each with their own extensive subbranches. As this paper will seek to prove, all history is important<text:s/>and we will be looking at it as a whole.</text:p>
      <text:p text:style-name="P17"><office:annotation office:name="1" xml:id="1490066867"><dc:creator>Olson, Yoela</dc:creator><dc:date>2021-02-22T14:42:00</dc:date><meta:creator-initials>OY</meta:creator-initials><text:p text:style-name="Normal">Is this a good way to start this paragraph? Can you begin a paragraph with a question?</text:p></office:annotation>Have you ever taken one of those ancestry tests? The ones that tell you about your family history and ethnicity? It is so fun to discover all the cultures that<text:s/>makes up<text:s/>your family, it gives you a sense of belonging and pride.<office:annotation-end office:name="1"/><text:s/>Now, imagine if we didn’t have any history, you would never get to know where your great-grandfather came from or even who he was. You would never<text:s/>know what nationality you were or get to travel to the places where your family previously lived. You wouldn’t be motivated to learn about the different cultures that contributed<text:s/>to your family because you wouldn’t even know which cultures those were. You could be the descendent of a national figure, but you would never know that. You could be the heir<text:s/>to a large family fortune, but never<text:s/>receive<text:s/>it. Your history would be unknown, forgotten. All that you ever do in your lifetime would be forgotten by your great-grandchildren all because you and<text:s/>millions of other people considered history to be worthless and ignored it.<text:s/></text:p>
      <text:p text:style-name="P18">Works Ci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388in" fo:text-indent="0in"/>
      <style:text-properties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fo:font-size="11pt" style:font-size-asian="11pt" style:font-size-complex="11pt"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text-align="center" fo:margin-top="0.4166in" fo:text-indent="0in"/>
      <style:text-properties fo:hyphenate="false"/>
    </style:style>
    <style:style style:name="Subtitle" style:display-name="Subtitl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style:style>
    <style:style style:name="P3" style:parent-style-name="Normal" style:family="paragraph">
      <style:paragraph-properties fo:border="0in solid #FFFFFF" fo:padding="0.4305in" style:shadow="#000000 0in 0in" fo:text-align="end"/>
    </style:style>
  </office:automatic-styles>
  <office:master-styles>
    <style:master-page style:name="MP0" style:page-layout-name="PL0">
      <style:header>
        <text:p text:style-name="P2"/>
        <text:p text:style-name="P3">Olson<text:s/><text:page-number text:fixed="fals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lson, Yoela</dc:creator>
    <meta:creation-date>2023-01-04T03:42:00Z</meta:creation-date>
    <dc:date>2023-01-04T03:42:00Z</dc:date>
    <meta:template xlink:href="Normal.dotm" xlink:type="simple"/>
    <meta:editing-cycles>1</meta:editing-cycles>
    <meta:editing-duration>PT0S</meta:editing-duration>
    <meta:document-statistic meta:page-count="1" meta:paragraph-count="5" meta:word-count="408" meta:character-count="2729" meta:row-count="19" meta:non-whitespace-character-count="2326"/>
  </office:meta>
</office:document-meta>
</file>